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809F2CD25D1D047F.jpg" manifest:media-type="image/jpeg"/>
  <manifest:file-entry manifest:full-path="Pictures/1000000000000239000002722950BED774A60919.jpg" manifest:media-type="image/jpeg"/>
  <manifest:file-entry manifest:full-path="Pictures/10000000000002D000000500782B5990AA3E91FF.jpg" manifest:media-type="image/jpeg"/>
  <manifest:file-entry manifest:full-path="Pictures/10000000000002720000022E49565672C6E2B3E7.jpg" manifest:media-type="image/jpeg"/>
  <manifest:file-entry manifest:full-path="Pictures/1000000000000500000002D0C2147301164B9F58.jpg" manifest:media-type="image/jpeg"/>
  <manifest:file-entry manifest:full-path="Pictures/1000000000000500000002D02CF34EC3040379F5.jpg" manifest:media-type="image/jpeg"/>
  <manifest:file-entry manifest:full-path="Pictures/10000001000001760000013014877E4F027B1652.png" manifest:media-type="image/png"/>
  <manifest:file-entry manifest:full-path="Pictures/1000000100000258000002584C801F888D8D4C22.png" manifest:media-type="image/png"/>
  <manifest:file-entry manifest:full-path="Pictures/1000000000000540000002F496594EE00216DCB1.jpg" manifest:media-type="image/jpeg"/>
  <manifest:file-entry manifest:full-path="Pictures/100000000000032000000320252E9D20D477E061.jpg" manifest:media-type="image/jpeg"/>
  <manifest:file-entry manifest:full-path="Pictures/100000000000034A00000352206F2FCE38559CA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49cm" svg:height="13.375cm" svg:x="4.501cm" svg:y="15.25cm">
          <draw:image xlink:href="Pictures/100000000000034A00000352206F2FCE38559CAE.jpg" xlink:type="simple" xlink:show="embed" xlink:actuate="onLoad" draw:mime-type="image/jpeg">
            <text:p/>
          </draw:image>
        </draw:frame>
        <draw:frame draw:style-name="gr1" draw:text-style-name="P1" draw:layer="layout" svg:width="13.25cm" svg:height="13.25cm" svg:x="4.5cm" svg:y="1cm">
          <draw:image xlink:href="Pictures/100000000000032000000320252E9D20D477E061.jpg" xlink:type="simple" xlink:show="embed" xlink:actuate="onLoad" draw:mime-type="image/jpe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8.999cm" svg:height="10.686cm" svg:x="1.001cm" svg:y="18cm">
          <draw:image xlink:href="Pictures/1000000000000540000002F496594EE00216DCB1.jpg" xlink:type="simple" xlink:show="embed" xlink:actuate="onLoad" draw:mime-type="image/jpeg">
            <text:p/>
          </draw:image>
        </draw:frame>
        <draw:frame draw:style-name="gr1" draw:text-style-name="P1" draw:layer="layout" svg:width="15.874cm" svg:height="15.874cm" svg:x="0.876cm" svg:y="-1.374cm">
          <draw:image xlink:href="Pictures/1000000100000258000002584C801F888D8D4C22.png" xlink:type="simple" xlink:show="embed" xlink:actuate="onLoad" draw:mime-type="image/png">
            <text:p/>
          </draw:image>
        </draw:frame>
        <draw:frame draw:style-name="gr1" draw:text-style-name="P1" draw:layer="layout" svg:width="15.874cm" svg:height="15.874cm" svg:x="-1.374cm" svg:y="-2.5cm">
          <draw:image xlink:href="Pictures/1000000100000258000002584C801F888D8D4C22.png" xlink:type="simple" xlink:show="embed" xlink:actuate="onLoad" draw:mime-type="image/png">
            <text:p/>
          </draw:image>
        </draw:frame>
        <draw:frame draw:style-name="gr1" draw:text-style-name="P1" draw:layer="layout" svg:width="9.894cm" svg:height="8.042cm" svg:x="8.25cm" svg:y="3cm">
          <draw:image xlink:href="Pictures/10000001000001760000013014877E4F027B1652.png" xlink:type="simple" xlink:show="embed" xlink:actuate="onLoad" draw:mime-type="image/png">
            <text:p/>
          </draw:image>
        </draw:frame>
        <draw:frame draw:style-name="gr1" draw:text-style-name="P1" draw:layer="layout" svg:width="15.874cm" svg:height="15.874cm" svg:x="-4.85cm" svg:y="-1.474cm">
          <draw:image xlink:href="Pictures/1000000100000258000002584C801F888D8D4C22.png" xlink:type="simple" xlink:show="embed" xlink:actuate="onLoad" draw:mime-type="image/png">
            <text:p/>
          </draw:image>
        </draw:frame>
        <draw:frame draw:style-name="gr1" draw:text-style-name="P1" draw:layer="layout" svg:width="15.874cm" svg:height="15.874cm" svg:x="-3.35cm" svg:y="-1.274cm">
          <draw:image xlink:href="Pictures/1000000100000258000002584C801F888D8D4C22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8.999cm" svg:height="10.686cm" svg:x="1cm" svg:y="1cm">
          <draw:image xlink:href="Pictures/1000000000000500000002D0C2147301164B9F58.jpg" xlink:type="simple" xlink:show="embed" xlink:actuate="onLoad" draw:mime-type="image/jpeg">
            <text:p/>
          </draw:image>
        </draw:frame>
        <draw:frame draw:style-name="gr1" draw:text-style-name="P1" draw:layer="layout" svg:width="16.562cm" svg:height="14.763cm" svg:x="2.438cm" svg:y="13.937cm">
          <draw:image xlink:href="Pictures/10000000000002720000022E49565672C6E2B3E7.jpg" xlink:type="simple" xlink:show="embed" xlink:actuate="onLoad" draw:mime-type="image/jpeg">
            <text:p/>
          </draw:image>
        </draw:frame>
      </draw:page>
      <draw:page draw:name="page4" draw:style-name="dp1" draw:master-page-name="Default">
        <draw:frame draw:style-name="gr1" draw:text-style-name="P1" draw:layer="layout" svg:width="10.663cm" svg:height="18.957cm" draw:transform="rotate (1.56678206951531) translate (1cm 11.579cm)">
          <draw:image xlink:href="Pictures/10000000000002D000000500782B5990AA3E91FF.jpg" xlink:type="simple" xlink:show="embed" xlink:actuate="onLoad" draw:mime-type="image/jpeg">
            <text:p/>
          </draw:image>
        </draw:frame>
        <draw:frame draw:style-name="gr1" draw:text-style-name="P1" draw:layer="layout" svg:width="15.054cm" svg:height="16.562cm" svg:x="3cm" svg:y="12.138cm">
          <draw:image xlink:href="Pictures/1000000000000239000002722950BED774A60919.jpg" xlink:type="simple" xlink:show="embed" xlink:actuate="onLoad" draw:mime-type="image/jpeg">
            <text:p/>
          </draw:image>
        </draw:frame>
      </draw:page>
      <draw:page draw:name="page5" draw:style-name="dp1" draw:master-page-name="Default">
        <draw:frame draw:style-name="gr2" draw:text-style-name="P2" draw:layer="layout" svg:width="18.999cm" svg:height="10.686cm" svg:x="1.001cm" svg:y="1.064cm">
          <draw:image xlink:href="Pictures/1000000000000500000002D0809F2CD25D1D047F.jpg" xlink:type="simple" xlink:show="embed" xlink:actuate="onLoad" draw:mime-type="image/jpeg">
            <text:p/>
          </draw:image>
        </draw:frame>
        <draw:frame draw:style-name="gr2" draw:text-style-name="P2" draw:layer="layout" svg:width="18.999cm" svg:height="10.686cm" svg:x="1cm" svg:y="18cm">
          <draw:image xlink:href="Pictures/1000000000000500000002D02CF34EC3040379F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9T14:22:08.656909535</meta:creation-date>
    <dc:date>2022-08-19T15:30:26.863113830</dc:date>
    <meta:editing-duration>PT56M17S</meta:editing-duration>
    <meta:editing-cycles>4</meta:editing-cycles>
    <meta:generator>LibreOffice/7.4.0.3$Linux_X86_64 LibreOffice_project/40$Build-3</meta:generator>
    <meta:print-date>2022-08-19T14:27:20.371559867</meta:print-date>
    <meta:document-statistic meta:object-count="14"/>
  </office:meta>
</office:document-meta>
</file>